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" svg:font-family="Liberatio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" style:font-name-asian="Liberation" style:font-name-complex="Liberation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4.3139583333333cm" style:use-optimal-column-width="true"/>
    </style:style>
    <style:style style:name="co3" style:family="table-column">
      <style:table-column-properties fo:break-before="auto" style:column-width="2.301875cm" style:use-optimal-column-width="true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12.85875cm" style:use-optimal-column-width="true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Data Collected</text:p>
          </table:table-cell>
          <table:table-cell office:value-type="string" table:style-name="ce3">
            <text:p>Threat Level</text:p>
          </table:table-cell>
          <table:table-cell office:value-type="string" table:style-name="ce4">
            <text:p>Used In project</text:p>
          </table:table-cell>
          <table:table-cell office:value-type="string" table:style-name="ce4">
            <text:p>Possible uses/other information found if data is acquir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. Location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Y</text:p>
          </table:table-cell>
          <table:table-cell office:value-type="string" table:style-name="ce4">
            <text:p>Movement Knowledge, 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2. Age<text:s/>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Y</text:p>
          </table:table-cell>
          <table:table-cell office:value-type="string" table:style-name="ce4">
            <text:p>D.O.B, Political view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3. Generation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Age (range)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4. Gender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al views, General political view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5. Language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Country (if language is niche), reg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6. Education level<text:s/>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Computer Literac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7. Field of study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Y</text:p>
          </table:table-cell>
          <table:table-cell office:value-type="string" table:style-name="ce4">
            <text:p>Computer Literac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8. School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, Political views, Computer literac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9. Ethnic affinity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, Political view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0. Income and net worth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Y</text:p>
          </table:table-cell>
          <table:table-cell office:value-type="string" table:style-name="ce4">
            <text:p>Socioeconomic background, Political views, Account ty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1. Home ownership and type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2. Home value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3. Property size<text:s/>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4. Square footage of home<text:s/>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5. Year home was built<text:s/>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6. Household composition<text:s text:c="2"/>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7. Users who have an anniversary within 30 day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8. Users who are away from family or hometown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9. Users whose friends have an event coming up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20. Users in long-distance relationship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Movement Knowledg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21. Users in new relationship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Movement Knowledg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22. Users who have new job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Movement Knowledg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23. Users who are newly engaged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24. Users who are newly married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25. Users who have recently moved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26. Users who have birthdays soon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27. Parent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28. Expectant parent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29. Mothers, divided by “type” (soccer, trendy, etc.)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30. Users who are likely to engage in politic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Political view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31. Conservatives and liberal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Political view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32. Relationship statu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al view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33. Employer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34. Industry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35. Job title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Y</text:p>
          </table:table-cell>
          <table:table-cell office:value-type="string" table:style-name="ce4">
            <text:p>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36. Office type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37. Interest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al view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38. Users who own motorcycles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39. Users who plan to buy a car (and what kind/brand of car, and how soon)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40. Users who bought auto parts or accessories recently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41. Users who are likely to need auto parts or services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42. Style and brand of car you drive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43. Year car was bought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44. Age of car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45. How much money user is likely to spend on next car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46. Where user is likely to buy next car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47. How many employees your company ha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48. Users who own small businesses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49. Users who work in management or are executives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50. Users who have donated to charity (divided by type)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, Social View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51. Operating system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Computer literacy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52. Users who play canvas games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Interes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53. Users who own a gaming console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Interes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54. Users who have created a Facebook event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Interests, Movement Knowledg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55. Users who have used Facebook Payment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56. Users who have spent more than average on Facebook Payment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57. Users who administer a Facebook page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Interes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58. Users who have recently uploaded photos to Facebook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Interes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59. Internet browser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Computer literac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60. Email service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Computer literac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61. Early/late adopters of technology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N</text:p>
          </table:table-cell>
          <table:table-cell office:value-type="string" table:style-name="ce4">
            <text:p>Computer literac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62. Expats (divided by what country they are from originally)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63. Users who belong to a credit union, national bank or regional bank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64. Users who invest (divided by investment type)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65. Number of credit line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66. Users who are active credit card users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67. Credit card type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68. Users who have a debit card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69. Users who carry a balance on their credit card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70. Users who listen to the radio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Interes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71. Preference in TV show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Interes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72. Users who use a mobile device (divided by what brand they use)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N</text:p>
          </table:table-cell>
          <table:table-cell office:value-type="string" table:style-name="ce4">
            <text:p>Interests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73. Internet connection type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Socioeconomic background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74. Users who recently acquired a smartphone or tablet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N</text:p>
          </table:table-cell>
          <table:table-cell office:value-type="string" table:style-name="ce4">
            <text:p>Knowledge of future expenditures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75. Users who access the Internet through a smartphone or tablet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76. Users who use coupons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77. Types of clothing user’s household buys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78. Time of year user’s household shops most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79. Users who are “heavy” buyers of beer, wine or spirits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, Social view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80. Users who buy groceries (and what kinds)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81. Users who buy beauty product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, Interes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82. Users who buy over-the-counter med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83. Users who spend money on household product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84. Users who spend money on products for kids or pets, and what kinds of pets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, Interes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85. Users whose household makes more purchases than is average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86. Users who tend to shop online (or off)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, Computer literacy, Ability to be Influenc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87. Types of restaurants user eats at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88. Kinds of stores user shops at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89. Users who are “receptive” to offers from companies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N</text:p>
          </table:table-cell>
          <table:table-cell office:value-type="string" table:style-name="ce4">
            <text:p>Interests, Ability to be Influenc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90. Length of time user has lived in house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, Socioeconomic backgrou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91. Users who are likely to move soon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, Socioeconomic background, Movement Knowledg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92. Users who are interested in the Olympics, fall football, cricket or Ramadan</text:p>
          </table:table-cell>
          <table:table-cell office:value-type="string" table:style-name="ce5">
            <text:p>Low</text:p>
          </table:table-cell>
          <table:table-cell office:value-type="string" table:style-name="ce6">
            <text:p>N</text:p>
          </table:table-cell>
          <table:table-cell office:value-type="string" table:style-name="ce4">
            <text:p>Interests, Political View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93. Users who travel frequently, for work or pleasure</text:p>
          </table:table-cell>
          <table:table-cell office:value-type="string" table:style-name="ce5">
            <text:p>High</text:p>
          </table:table-cell>
          <table:table-cell office:value-type="string" table:style-name="ce6">
            <text:p>N</text:p>
          </table:table-cell>
          <table:table-cell office:value-type="string" table:style-name="ce4">
            <text:p>Interests, Economic Sta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94. Users who commute to work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Economic Standing, Political View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95. Types of vacations user tends to go on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Interests, Political View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96. Users who recently returned from a trip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Movement Knowledge, Knowledge of future expenditur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97. Users who recently used a travel app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Computer Literac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98. Users who participate in a timeshare</text:p>
          </table:table-cell>
          <table:table-cell office:value-type="string" table:style-name="ce5">
            <text:p>Medium</text:p>
          </table:table-cell>
          <table:table-cell office:value-type="string" table:style-name="ce6">
            <text:p>N</text:p>
          </table:table-cell>
          <table:table-cell office:value-type="string" table:style-name="ce4">
            <text:p>Ability to be Influenced, Economic Standing</text:p>
          </table:table-cell>
          <table:table-cell table:number-columns-repeated="16379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" svg:font-family="Liberation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Student</meta:initial-creator>
    <dc:creator>Daniel Dixon</dc:creator>
    <meta:creation-date>2018-10-31T15:36:13Z</meta:creation-date>
    <dc:date>2019-04-07T10:36:38Z</dc:date>
    <meta:editing-cycles>1</meta:editing-cycles>
    <meta:editing-duration>PT7224S</meta:editing-duration>
  </office:meta>
</office:document-meta>
</file>